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1.48166666666667cm" style:use-optimal-column-width="true"/>
    </style:style>
    <style:style style:name="co2" style:family="table-column">
      <style:table-column-properties fo:break-before="auto" style:column-width="2.92805555555556cm" style:use-optimal-column-width="true"/>
    </style:style>
    <style:style style:name="co3" style:family="table-column">
      <style:table-column-properties fo:break-before="auto" style:column-width="3.29847222222222cm" style:use-optimal-column-width="true"/>
    </style:style>
    <style:style style:name="co4" style:family="table-column">
      <style:table-column-properties fo:break-before="auto" style:column-width="15.2929166666667cm" style:use-optimal-column-width="true"/>
    </style:style>
    <style:style style:name="co5" style:family="table-column">
      <style:table-column-properties fo:break-before="auto" style:column-width="11.959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history #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user comment</text:p>
          </table:table-cell>
          <table:table-cell office:value-type="string" table:style-name="ce1">
            <text:p>function messag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3-03T11:30:19" table:style-name="ce2">
            <text:p>03/03/2024 11.30</text:p>
          </table:table-cell>
          <table:table-cell office:value-type="string" table:style-name="ce1">
            <text:p>importeems</text:p>
          </table:table-cell>
          <table:table-cell table:style-name="ce1"/>
          <table:table-cell office:value-type="string" table:style-name="ce1">
            <text:p>created datase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3-03T11:30:24" table:style-name="ce2">
            <text:p>03/03/2024 11.30</text:p>
          </table:table-cell>
          <table:table-cell office:value-type="string" table:style-name="ce1">
            <text:p>alignsamples</text:p>
          </table:table-cell>
          <table:table-cell office:value-type="string" table:style-name="ce1">
            <text:p>transferred absorbance to the sample EEM dataset</text:p>
          </table:table-cell>
          <table:table-cell office:value-type="string" table:style-name="ce1">
            <text:p>removed 1 samples with the previous .i: 1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Just another comment here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And I had this other thought too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3-03T11:30:25" table:style-name="ce2">
            <text:p>03/03/2024 11.30</text:p>
          </table:table-cell>
          <table:table-cell office:value-type="string" table:style-name="ce1">
            <text:p>associatemetadata</text:p>
          </table:table-cell>
          <table:table-cell office:value-type="string" table:style-name="ce1">
            <text:p>Not 100% of samples matched. Here, one can make a comment to tell myself to investigate this.</text:p>
          </table:table-cell>
          <table:table-cell office:value-type="string" table:style-name="ce1">
            <text:p>Metadata associated (look at data.metadata)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Now here, I really had something interesting to say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3-03T11:30:26" table:style-name="ce2">
            <text:p>03/03/2024 11.30</text:p>
          </table:table-cell>
          <table:table-cell office:value-type="string" table:style-name="ce1">
            <text:p>processabsorbance</text:p>
          </table:table-cell>
          <table:table-cell office:value-type="string" table:style-name="ce1">
            <text:p>main issue addressed was the absorbance baseline offset</text:p>
          </table:table-cell>
          <table:table-cell office:value-type="string" table:style-name="ce1">
            <text:p>baseWave = 590, correctBase = true, extrapolate = true, extrapolate = false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.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Urban Wünsch</meta:initial-creator>
    <dc:creator>Urban Wünsch</dc:creator>
    <meta:creation-date>2024-03-03T11:14:30Z</meta:creation-date>
    <dc:date>2024-03-03T11:14:31Z</dc:date>
  </office:meta>
</office:document-meta>
</file>